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egu" svg:font-family="-Regu"/>
    <style:font-face style:name="Neo-Symbol" svg:font-family="Neo-Symbol"/>
    <style:font-face style:name="StarSymbol" svg:font-family="StarSymbol"/>
    <style:font-face style:name="Tahoma1" svg:font-family="Tahoma"/>
    <style:font-face style:name="ArialMT" svg:font-family="ArialMT" style:font-family-generic="swiss"/>
    <style:font-face style:name="Helvetica" svg:font-family="Helvetica" style:font-family-generic="swiss"/>
    <style:font-face style:name="NimbusSansL-Regu" svg:font-family="NimbusSansL-Regu"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P3"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10cd4e" style:font-name-asian="Helvetica" style:font-size-asian="12pt" style:font-weight-asian="normal" style:font-name-complex="Helvetica" style:font-size-complex="12pt" style:font-weight-complex="normal"/>
    </style:style>
    <style:style style:name="P4"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P5"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bold" style:font-name-asian="ArialMT" style:font-size-asian="12pt" style:font-weight-asian="bold" style:font-name-complex="ArialMT" style:font-size-complex="12pt" style:font-weight-complex="bold"/>
    </style:style>
    <style:style style:name="P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3pt" fo:font-weight="bold" officeooo:paragraph-rsid="0010cd4e" style:font-name-asian="ArialMT" style:font-size-asian="13pt" style:font-weight-asian="bold" style:font-name-complex="ArialMT" style:font-size-complex="13pt" style:font-weight-complex="bold"/>
    </style:style>
    <style:style style:name="P7"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6pt" fo:font-weight="bold" style:font-name-asian="ArialMT" style:font-size-asian="16pt" style:font-weight-asian="bold" style:font-name-complex="ArialMT" style:font-size-complex="16pt" style:font-weight-complex="bold"/>
    </style:style>
    <style:style style:name="P8"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9"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officeooo:paragraph-rsid="0010cd4e"/>
    </style:style>
    <style:style style:name="P10"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11"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size-asian="12pt" style:font-size-complex="12pt"/>
    </style:style>
    <style:style style:name="P12"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NimbusSansL-Regu" style:font-size-asian="12pt" style:font-name-complex="NimbusSansL-Regu" style:font-size-complex="12pt"/>
    </style:style>
    <style:style style:name="P13" style:family="paragraph" style:parent-style-name="Standard">
      <style:paragraph-properties fo:text-align="end"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NimbusSansL-Regu" style:font-size-asian="12pt" style:font-name-complex="NimbusSansL-Regu" style:font-size-complex="12pt"/>
    </style:style>
    <style:style style:name="P14"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fo:font-weight="bold" style:font-name-asian="NimbusSansL-Regu" style:font-size-asian="12pt" style:font-weight-asian="bold" style:font-name-complex="NimbusSansL-Regu" style:font-size-complex="12pt" style:font-weight-complex="bold"/>
    </style:style>
    <style:style style:name="P15"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Regu" style:font-size-asian="12pt" style:font-weight-asian="normal" style:font-name-complex="-Regu" style:font-size-complex="12pt" style:font-weight-complex="normal"/>
    </style:style>
    <style:style style:name="P16"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ArialMT" style:font-size-asian="12pt" style:font-name-complex="ArialMT" style:font-size-complex="12pt"/>
    </style:style>
    <style:style style:name="P17"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paragraph-rsid="00250918" style:font-name-asian="ArialMT" style:font-size-asian="12pt" style:font-name-complex="ArialMT" style:font-size-complex="12pt"/>
    </style:style>
    <style:style style:name="P18"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Regu" style:font-size-asian="12pt" style:font-name-complex="-Regu" style:font-size-complex="12pt"/>
    </style:style>
    <style:style style:name="P19"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Regu" style:font-size-asian="12pt" style:font-name-complex="-Regu" style:font-size-complex="12pt"/>
    </style:style>
    <style:style style:name="P20"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NimbusSansL-Regu" style:font-size-asian="12pt" style:font-name-complex="NimbusSansL-Regu" style:font-size-complex="12pt"/>
    </style:style>
    <style:style style:name="P21"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paragraph-rsid="0029ea2a" style:font-name-asian="NimbusSansL-Regu" style:font-size-asian="12pt" style:font-name-complex="NimbusSansL-Regu" style:font-size-complex="12pt"/>
    </style:style>
    <style:style style:name="P22"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paragraph-rsid="0026f84d" style:font-name-asian="NimbusSansL-Regu" style:font-size-asian="12pt" style:font-name-complex="NimbusSansL-Regu" style:font-size-complex="12pt"/>
    </style:style>
    <style:style style:name="P23"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paragraph-rsid="00273914" style:font-name-asian="NimbusSansL-Regu" style:font-size-asian="12pt" style:font-name-complex="NimbusSansL-Regu" style:font-size-complex="12pt"/>
    </style:style>
    <style:style style:name="P24"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NimbusSansL-Regu" style:font-size-asian="12pt" style:font-name-complex="NimbusSansL-Regu" style:font-size-complex="12pt"/>
    </style:style>
    <style:style style:name="P25"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NimbusSansL-Regu" style:font-size-asian="12pt" style:font-name-complex="NimbusSansL-Regu" style:font-size-complex="12pt"/>
    </style:style>
    <style:style style:name="P26" style:family="paragraph" style:parent-style-name="Standard" style:list-style-name="L5">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NimbusSansL-Regu" style:font-size-asian="12pt" style:font-name-complex="NimbusSansL-Regu" style:font-size-complex="12pt"/>
    </style:style>
    <style:style style:name="P27"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1pt" style:font-name-asian="NimbusSansL-Regu" style:font-size-asian="11pt" style:font-name-complex="NimbusSansL-Regu" style:font-size-complex="11pt"/>
    </style:style>
    <style:style style:name="P28"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1pt" style:font-name-asian="NimbusSansL-Regu" style:font-size-asian="11pt" style:font-name-complex="NimbusSansL-Regu" style:font-size-complex="11pt"/>
    </style:style>
    <style:style style:name="P29"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2pt" style:font-name-asian="NimbusSansL-Regu" style:font-size-asian="12pt" style:font-name-complex="NimbusSansL-Regu" style:font-size-complex="12pt"/>
    </style:style>
    <style:style style:name="P30" style:family="paragraph" style:parent-style-name="Preformatted_20_Text"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0pt" style:font-name-asian="NimbusSansL-Regu" style:font-size-asian="10pt" style:font-name-complex="NimbusSansL-Regu" style:font-size-complex="10pt"/>
    </style:style>
    <style:style style:name="T1"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2" style:family="text">
      <style:text-properties style:use-window-font-color="true"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fo:font-size="12pt" fo:font-weight="normal" officeooo:rsid="001e9397" style:font-name-asian="ArialMT" style:font-size-asian="12pt" style:font-weight-asian="normal" style:font-name-complex="ArialMT" style:font-size-complex="12pt" style:font-weight-complex="normal"/>
    </style:style>
    <style:style style:name="T4" style:family="text">
      <style:text-properties style:use-window-font-color="true" fo:font-size="12pt" fo:font-weight="bold" style:font-name-asian="ArialMT" style:font-size-asian="12pt" style:font-weight-asian="bold" style:font-name-complex="ArialMT" style:font-size-complex="12pt" style:font-weight-complex="bold"/>
    </style:style>
    <style:style style:name="T5" style:family="text">
      <style:text-properties style:use-window-font-color="true" fo:font-size="13pt" fo:font-weight="bold" style:font-name-asian="ArialMT" style:font-size-asian="13pt" style:font-weight-asian="bold" style:font-name-complex="ArialMT" style:font-size-complex="13pt" style:font-weight-complex="bold"/>
    </style:style>
    <style:style style:name="T6" style:family="text">
      <style:text-properties style:use-window-font-color="true" fo:font-size="13pt" fo:font-weight="bold" officeooo:rsid="001e9397" style:font-name-asian="ArialMT" style:font-size-asian="13pt" style:font-weight-asian="bold" style:font-name-complex="ArialMT" style:font-size-complex="13pt" style:font-weight-complex="bold"/>
    </style:style>
    <style:style style:name="T7" style:family="text">
      <style:text-properties style:use-window-font-color="true" fo:font-weight="normal" style:font-name-asian="Neo-Symbol" style:font-weight-asian="normal" style:font-name-complex="Neo-Symbol" style:font-weight-complex="normal"/>
    </style:style>
    <style:style style:name="T8" style:family="text">
      <style:text-properties style:use-window-font-color="true" fo:font-weight="normal" style:font-name-asian="Helvetica" style:font-weight-asian="normal" style:font-name-complex="Helvetica" style:font-weight-complex="normal"/>
    </style:style>
    <style:style style:name="T9" style:family="text">
      <style:text-properties style:use-window-font-color="true" fo:font-weight="normal" officeooo:rsid="0028099d" style:font-name-asian="Helvetica" style:font-weight-asian="normal" style:font-name-complex="Helvetica" style:font-weight-complex="normal"/>
    </style:style>
    <style:style style:name="T10" style:family="text">
      <style:text-properties style:use-window-font-color="true" fo:font-weight="normal" officeooo:rsid="0028e121" style:font-name-asian="Helvetica" style:font-weight-asian="normal" style:font-name-complex="Helvetica" style:font-weight-complex="normal"/>
    </style:style>
    <style:style style:name="T11" style:family="text">
      <style:text-properties style:use-window-font-color="true" fo:font-weight="normal" style:font-name-asian="-Regu" style:font-weight-asian="normal" style:font-name-complex="-Regu" style:font-weight-complex="normal"/>
    </style:style>
    <style:style style:name="T12" style:family="text">
      <style:text-properties style:use-window-font-color="true" fo:font-weight="normal" officeooo:rsid="00250918" style:font-name-asian="-Regu" style:font-weight-asian="normal" style:font-name-complex="-Regu" style:font-weight-complex="normal"/>
    </style:style>
    <style:style style:name="T13" style:family="text">
      <style:text-properties style:use-window-font-color="true" style:font-name-asian="Helvetica" style:font-name-complex="Helvetica"/>
    </style:style>
    <style:style style:name="T14" style:family="text">
      <style:text-properties style:font-name="Courier New"/>
    </style:style>
    <style:style style:name="T15" style:family="text">
      <style:text-properties style:font-name="Courier New" fo:font-size="11pt" style:font-size-asian="11pt" style:font-size-complex="11pt"/>
    </style:style>
    <style:style style:name="T16" style:family="text">
      <style:text-properties style:font-name="Courier New" fo:font-size="11pt" officeooo:rsid="0026f84d" style:font-size-asian="11pt" style:font-size-complex="11pt"/>
    </style:style>
    <style:style style:name="T17" style:family="text">
      <style:text-properties fo:color="#000000" style:font-name="Courier New" fo:font-size="11pt" style:text-underline-style="none" style:font-size-asian="11pt" style:font-size-complex="11pt"/>
    </style:style>
    <style:style style:name="T18" style:family="text">
      <style:text-properties style:text-position="super 58%"/>
    </style:style>
    <style:style style:name="T19" style:family="text">
      <style:text-properties officeooo:rsid="001562fc"/>
    </style:style>
    <style:style style:name="T20" style:family="text">
      <style:text-properties officeooo:rsid="0017be99"/>
    </style:style>
    <style:style style:name="T21" style:family="text">
      <style:text-properties officeooo:rsid="001857a8"/>
    </style:style>
    <style:style style:name="T22" style:family="text">
      <style:text-properties officeooo:rsid="0018ae7d"/>
    </style:style>
    <style:style style:name="T23" style:family="text">
      <style:text-properties officeooo:rsid="001929b6"/>
    </style:style>
    <style:style style:name="T24" style:family="text">
      <style:text-properties officeooo:rsid="001b81c9"/>
    </style:style>
    <style:style style:name="T25" style:family="text">
      <style:text-properties officeooo:rsid="00250918"/>
    </style:style>
    <style:style style:name="T26" style:family="text">
      <style:text-properties officeooo:rsid="00291aed"/>
    </style:style>
    <style:style style:name="T27" style:family="text">
      <style:text-properties officeooo:rsid="00291aed" style:font-name-asian="-Regu" style:font-name-complex="-Regu"/>
    </style:style>
    <style:style style:name="T28" style:family="text">
      <style:text-properties officeooo:rsid="0029ea2a" style:font-name-asian="-Regu" style:font-name-complex="-Regu"/>
    </style:style>
    <style:style style:name="T29" style:family="text">
      <style:text-properties officeooo:rsid="002a842b"/>
    </style:style>
    <style:style style:name="T30" style:family="text">
      <style:text-properties officeooo:rsid="002d0420"/>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5">Université </text:span><text:span text:style-name="T6">de </text:span><text:span text:style-name="T5">Montpellier</text:span></text:p>
      <text:p text:style-name="P9"><text:span text:style-name="T5">Faculté des Sciences</text:span><text:span text:style-name="T1"> </text:span></text:p>
      <text:p text:style-name="P6">Département Informatique</text:p>
      <text:p text:style-name="P3"/>
      <text:p text:style-name="P9"><text:span text:style-name="T4">Filière</text:span><text:span text:style-name="T2"> : M</text:span><text:span text:style-name="T3">aster</text:span><text:span text:style-name="T2"> </text:span><text:span text:style-name="T3">I</text:span><text:span text:style-name="T2">nformatique</text:span><text:span text:style-name="T1"> <text:tab/><text:tab/><text:tab/><text:tab/><text:tab/></text:span><text:span text:style-name="T4">Intervenant :</text:span><text:span text:style-name="T2"> Chouki TIBERMACINE</text:span></text:p>
      <text:p text:style-name="P2"/>
      <text:p text:style-name="P7">TP EJB 3</text:p>
      <text:p text:style-name="P2"/>
      <text:p text:style-name="P8"><text:span text:style-name="T5">Objectifs du TD</text:span><text:span text:style-name="T1"> </text:span></text:p>
      <text:p text:style-name="P11"><text:span text:style-name="T7">-</text:span><text:span text:style-name="T8"> </text:span><text:span text:style-name="T9">Programmer</text:span><text:span text:style-name="T8"> un client de service Web</text:span></text:p>
      <text:p text:style-name="P11"><text:span text:style-name="T7">-</text:span><text:span text:style-name="T8"> Utiliser des services Web SOAP et des services Web REST</text:span></text:p>
      <text:p text:style-name="P11"><text:span text:style-name="T7">-</text:span><text:span text:style-name="T8"> </text:span><text:span text:style-name="T13">Déployer une application avec un client de services Web dans un serveur d'application</text:span><text:span text:style-name="T8"> </text:span></text:p>
      <text:p text:style-name="P11"><text:span text:style-name="T7">-</text:span><text:span text:style-name="T8"> Déployer des EJB comme service</text:span><text:span text:style-name="T10">s</text:span><text:span text:style-name="T8"> Web et les tester</text:span></text:p>
      <text:p text:style-name="P5"/>
      <text:p text:style-name="P5"/>
      <text:p text:style-name="P8"><text:span text:style-name="T4">Exercice 1.</text:span><text:span text:style-name="T1"> </text:span></text:p>
      <text:list xml:id="list8075426912293294263" text:style-name="L1">
        <text:list-item>
          <text:p text:style-name="P15">L'objectif de cet exercice est de modifier l'application écrite dans le<text:span text:style-name="T23">s</text:span> TP EJB <text:span text:style-name="T23">précédents</text:span> pour que la conversion soit effectuée non pas en analysant <text:span text:style-name="T26">des</text:span> fichier<text:span text:style-name="T26">s</text:span> XML <text:span text:style-name="T26">accessibles en ligne</text:span>, mais en invoquant les opérations d'un service Web</text:p>
        </text:list-item>
        <text:list-item>
          <text:p text:style-name="P17"><text:span text:style-name="T11">Modifier le bean session pour convertir le montant en utilisant le service Web SOAP disponible ici : </text:span><text:a xlink:type="simple" xlink:href="http://currencyconverter.kowabunga.net/converter.asmx" text:style-name="Internet_20_link" text:visited-style-name="Visited_20_Internet_20_Link"><text:span text:style-name="T12">http://currencyconverter.kowabunga.net/converter.asmx</text:span></text:a></text:p>
          <text:p text:style-name="P15">La description WSDL de ce service est disponible ici :</text:p>
          <text:p text:style-name="P17"><text:a xlink:type="simple" xlink:href="http://currencyconverter.kowabunga.net/converter.asmx?WSDL" text:style-name="Internet_20_link" text:visited-style-name="Visited_20_Internet_20_Link"><text:span text:style-name="T25">http://currencyconverter.kowabunga.net/converter.asmx?WSDL</text:span></text:a></text:p>
          <text:p text:style-name="P16"/>
        </text:list-item>
        <text:list-item>
          <text:p text:style-name="P18">Déployer toute l'application dans le serveur d'application GlassFish et la tester</text:p>
        </text:list-item>
      </text:list>
      <text:p text:style-name="P4"/>
      <text:p text:style-name="P10"><text:span text:style-name="T4">Procédure à suivre.</text:span><text:span text:style-name="T1"> </text:span></text:p>
      <text:list xml:id="list4872286834333156505" text:style-name="L2">
        <text:list-item>
          <text:p text:style-name="P19">Démarrer Netbeans, puis le serveur d'application Glassfish </text:p>
          <text:p text:style-name="P19"/>
        </text:list-item>
        <text:list-item text:start-value="1">
          <text:p text:style-name="P21"><text:span text:style-name="T26">Créer</text:span> une <text:span text:style-name="T26">nouvelle </text:span>application <text:span text:style-name="T26">d’entreprise </text:span><text:span text:style-name="T27">et copier dedans les fichiers du TP </text:span><text:span text:style-name="T28">1</text:span></text:p>
          <text:p text:style-name="P20"/>
        </text:list-item>
        <text:list-item>
          <text:p text:style-name="P20">Générer le code nécessaire pour l'utilisation du service Web (CurrencyConvertor) à partir de son document WSDL :</text:p>
          <text:list>
            <text:list-item>
              <text:p text:style-name="P20">Sur un terminal, aller au sous-répertoire src du répertoire contenant le composant EJB </text:p>
            </text:list-item>
            <text:list-item>
              <text:p text:style-name="P20">Écrire la commande :</text:p>
              <text:p text:style-name="P22"><text:bookmark-start text:name="__DdeLink__371_750485434"/><text:span text:style-name="T15">wsimport </text:span><text:a xlink:type="simple" xlink:href="http://currencyconverter.kowabunga.net/converter.asmx?WSDL" text:style-name="Internet_20_link" text:visited-style-name="Visited_20_Internet_20_Link"><text:span text:style-name="T16">http://currencyconverter.kowabunga.net/converter.asmx?WSDL</text:span></text:a></text:p>
              <text:p text:style-name="P27">-d . -keep<text:bookmark-end text:name="__DdeLink__371_750485434"/></text:p>
              <text:p text:style-name="P20"/>
              <text:p text:style-name="P20">Cette commande permet de créer toutes les classes nécessaires <text:span text:style-name="T19">à</text:span> l'invocation des opérations du service Web. Ces classes comportent des JavaBeans (classes avec accesseurs) pour créer des requêtes ou manipuler les réponses, et les classes de l'objet proxy qui va représenter le service Web distant côté client.</text:p>
              <text:p text:style-name="P20"/>
              <text:p text:style-name="P20">La dernière option (keep) permet de garder les fichiers source (.java) des classes générées par l'outil wsimport. Vous pouvez les consulter pour avoir une idée du code généré <text:span text:style-name="T29">par cette commande</text:span>.</text:p>
              <text:p text:style-name="P20"/>
            </text:list-item>
          </text:list>
        </text:list-item>
        <text:list-item>
          <text:p text:style-name="P20">Aller dans la classe du bean session et modifier la partie du code qui permet d'obtenir le taux de change, en utilisant le service Web CurrencyConvertor :</text:p>
          <text:list>
            <text:list-item>
              <text:p text:style-name="P20"><text:soft-page-break/>Obtenir une référence vers le proxy (méthode 1) :</text:p>
              <text:p text:style-name="P27">CurrencyConvertorSoap cc = </text:p>
              <text:list>
                <text:list-header>
                  <text:p text:style-name="P27">new CurrencyConvertor().getCurrencyConvertorSoap();</text:p>
                </text:list-header>
              </text:list>
            </text:list-item>
            <text:list-item>
              <text:p text:style-name="P20">Une autre façon d'obtenir une référence vers le proxy consiste à utiliser l'injection de dépendances offerte par le serveur d'applications GlassFish (méthode 2) :</text:p>
              <text:list>
                <text:list-item>
                  <text:p text:style-name="P20">Déclarer un attribut qui contiendra la référence du proxy du service Web :</text:p>
                  <text:p text:style-name="P23"><text:span text:style-name="T15">@WebServiceRef(wsdlLocation="</text:span><text:a xlink:type="simple" xlink:href="http://currencyconverter.kowabunga.net/converter.asmx?WSDL" text:style-name="Internet_20_link" text:visited-style-name="Visited_20_Internet_20_Link"><text:span text:style-name="T16">http://currencyconverter.kowabunga.net/converter.asmx?WSDL</text:span></text:a><text:a xlink:type="simple" xlink:href="http://www.webservicex.net/currencyconvertor.asmx?WSDL" text:style-name="Internet_20_link" text:visited-style-name="Visited_20_Internet_20_Link"><text:span text:style-name="T17">")</text:span></text:a></text:p>
                  <text:p text:style-name="P20"><text:a xlink:type="simple" xlink:href="http://www.webservicex.net/currencyconvertor.asmx?WSDL" text:style-name="Internet_20_link" text:visited-style-name="Visited_20_Internet_20_Link"><text:span text:style-name="T17">CurrencyConvertor conv;</text:span></text:a></text:p>
                </text:list-item>
                <text:list-item>
                  <text:p text:style-name="P20">Plus loin dans le code, ajouter :</text:p>
                  <text:p text:style-name="P27">CurrencyConvertorSoap cc = conv.getCurrencyConvertorSoap();</text:p>
                </text:list-item>
              </text:list>
              <text:p text:style-name="P20">Noter que ce dernier cas (méthode 2) ne fonctionne que dans une application JEE (ça nécessite l'injection de dépendances fournie par le serveur d'application), ce qui est le cas <text:span text:style-name="T24">de</text:span> notre exercice. Le code de la méthode 1 donné ci-dessus fonctionne aussi dans des applications clientes lancées en dehors d'un serveur d'application.</text:p>
            </text:list-item>
            <text:list-item>
              <text:p text:style-name="P20">A partir de là, vous pouvez invoquer l'opération suivante fournie par le service :</text:p>
              <text:p text:style-name="P29">double conversionRate(Currency from ,Currency to)</text:p>
            </text:list-item>
            <text:list-item>
              <text:p text:style-name="P20">Les arguments <text:span text:style-name="T21">passés</text:span> <text:span text:style-name="T21">à </text:span>cette opération peuvent être définis en utilisant l'énumération (enum) Currency qui a été générée avec wsimport : <text:bookmark-start text:name="__DdeLink__376_750485434"/><text:span text:style-name="T15">Currency.EUR</text:span><text:bookmark-end text:name="__DdeLink__376_750485434"/><text:span text:style-name="T15">, Currency.USD, ...</text:span></text:p>
            </text:list-item>
            <text:list-item>
              <text:p text:style-name="P20">Pour itérer sur toutes les monnaies disponibles dans l'enum :</text:p>
              <text:p text:style-name="P27"><text:bookmark-start text:name="__DdeLink__378_750485434"/>for(Currency c : Currency.values()) {...}<text:bookmark-end text:name="__DdeLink__378_750485434"/></text:p>
            </text:list-item>
            <text:list-item>
              <text:p text:style-name="P20">Pour récupérer une valeur de l'énumération sous la forme de <text:span text:style-name="T20">chaîne</text:span> de caractères :</text:p>
              <text:p text:style-name="P27">c.value()</text:p>
            </text:list-item>
            <text:list-item>
              <text:p text:style-name="P20">L'invocation de l'opération du service se fait simplement de la manière suivante :</text:p>
              <text:p text:style-name="P27">cc.conversionRate(Currency.EUR,c)</text:p>
            </text:list-item>
          </text:list>
          <text:p text:style-name="P20"/>
        </text:list-item>
        <text:list-item>
          <text:p text:style-name="P20">Déployer et tester votre application</text:p>
          <text:p text:style-name="P20"/>
        </text:list-item>
        <text:list-item>
          <text:p text:style-name="P20">Ne pas oublier de dé-déployer l'application et arrêter le serveur d'application à la fin de la séance</text:p>
        </text:list-item>
      </text:list>
      <text:p text:style-name="P12"/>
      <text:p text:style-name="P14">Exercice 2.</text:p>
      <text:list xml:id="list4635138690206939455" text:style-name="L3">
        <text:list-item>
          <text:p text:style-name="P24">Nous allons maintenant utiliser un service Web REST, qui s'apprête mieux à notre exercice et à ce type de requêtes assez simples (ne nécessitant pas une sauvegarde d'état entre les invocations ou un contexte transactionnel). Par ailleurs, les services REST n'utilisent généralement pas des enveloppes SOAP pour créer les paramètres et les valeurs de retour des opérations fournies par les services. Ils s'appuient dans ce cas uniquement sur les requêtes et réponses HTTP (correspondant aux méthodes HTTP Get, Post, ...). Ceci rend les échanges entre le client et le service Web plus légers et donc plus efficaces (surtout pour la conversion du montant dans toutes les monnaies disponibles, dans notre exercice).</text:p>
          <text:p text:style-name="P24"/>
        </text:list-item>
        <text:list-item>
          <text:p text:style-name="P24">Nous allons utiliser le service Web REST de conversion de monnaie documenté et fourni par le site suivant : <text:a xlink:type="simple" xlink:href="http://currencies.apps.grandtrunk.net/" text:style-name="Internet_20_link" text:visited-style-name="Visited_20_Internet_20_Link">http://currencies.apps.grandtrunk.net/</text:a></text:p>
          <text:p text:style-name="P24"/>
        </text:list-item>
        <text:list-item>
          <text:p text:style-name="P24"><text:span text:style-name="T30">Créer une nouvelle</text:span> application <text:span text:style-name="T30">d’entreprise (JEE) et copier dedans les fichiers du TP 1</text:span></text:p>
        </text:list-item>
      </text:list>
      <text:p text:style-name="P12"/>
      <text:p text:style-name="P12"/>
      <text:list xml:id="list203450714139419" text:continue-numbering="true" text:style-name="L3">
        <text:list-item>
          <text:p text:style-name="P24">Modifier le bean session pour obtenir les codes de monnaies et le taux de change :</text:p>
          <text:list>
            <text:list-item>
              <text:p text:style-name="P24"><text:soft-page-break/>Pour obtenir tous les codes de monnaies, il faudra simplement <text:span text:style-name="T30">utiliser</text:span> l'URL suivant <text:a xlink:type="simple" xlink:href="http://currencies.apps.grandtrunk.net/currencies" text:style-name="Internet_20_link" text:visited-style-name="Visited_20_Internet_20_Link">http://currencies.apps.grandtrunk.net/currencies</text:a> de la façon suivante :</text:p>
              <text:p text:style-name="P28">URL url = </text:p>
              <text:list>
                <text:list-header>
                  <text:p text:style-name="P28">new URL("http://currencies.apps.grandtrunk.net/currencies");</text:p>
                </text:list-header>
              </text:list>
              <text:p text:style-name="P28">BufferedReader in = </text:p>
              <text:list text:continue-numbering="true">
                <text:list-header>
                  <text:p text:style-name="P28">new BufferedReader(new InputStreamReader(url.openStream()));</text:p>
                </text:list-header>
              </text:list>
            </text:list-item>
            <text:list-item>
              <text:p text:style-name="P24">Il faudra ensuite parcourir le message (flux, ici) texte retourné par le service en utilisant la variable <text:span text:style-name="T14">in</text:span> :</text:p>
              <text:p text:style-name="P28">String inputLine;</text:p>
              <text:p text:style-name="P28">while ((inputLine = in.readLine()) != null) {</text:p>
              <text:list>
                <text:list-header>
                  <text:p text:style-name="P28">// Dans inputLine, nous avons le code d'une monnaie</text:p>
                  <text:p text:style-name="P28">...</text:p>
                </text:list-header>
              </text:list>
              <text:p text:style-name="P28">}</text:p>
              <text:p text:style-name="P28">in.close();</text:p>
            </text:list-item>
            <text:list-item>
              <text:p text:style-name="P24">Pour obtenir le taux de change de l'Euro vers une monnaie cible, nous allons utiliser l'URL suivant </text:p>
              <text:p text:style-name="P30">http://currencies.apps.grandtrunk.net/getlatest/&lt;fromcode&gt;/&lt;tocode&gt;</text:p>
              <text:p text:style-name="P24">de la façon suivante :</text:p>
              <text:p text:style-name="P28">url = </text:p>
              <text:p text:style-name="P28">new URL("<text:a xlink:type="simple" xlink:href="http://currencies.apps.grandtrunk.net/getlatest/" text:style-name="Internet_20_link" text:visited-style-name="Visited_20_Internet_20_Link">http://currencies.apps.grandtrunk.net/getlatest/</text:a>"</text:p>
              <text:list>
                <text:list-item>
                  <text:list>
                    <text:list-item>
                      <text:list>
                        <text:list-header>
                          <text:p text:style-name="P28">+"EUR"+"/"+inputLine);</text:p>
                        </text:list-header>
                      </text:list>
                    </text:list-item>
                  </text:list>
                </text:list-item>
              </text:list>
              <text:p text:style-name="P28">BufferedReader in2 = </text:p>
              <text:list text:continue-numbering="true">
                <text:list-header>
                  <text:p text:style-name="P28">new BufferedReader(new InputStreamReader(url.openStream()));</text:p>
                </text:list-header>
              </text:list>
            </text:list-item>
            <text:list-item>
              <text:p text:style-name="P24">Récupérer le taux de change dans : <text:span text:style-name="T15">in2.readLine()</text:span></text:p>
            </text:list-item>
            <text:list-item>
              <text:p text:style-name="P24">Faire attention ici aux monnaies qui sont parfois disponibles dans la liste des monnaies (1<text:span text:style-name="T18">er</text:span> URL), mais dont les taux de change ne sont pas disponibles (2<text:span text:style-name="T18">nd</text:span> URL). Cela retourne une erreur HTTP 400 lors de l'appel à <text:span text:style-name="T15">openStream()</text:span> sur l'objet <text:span text:style-name="T15">url</text:span>, et ça provoque une exception de type <text:span text:style-name="T15">IOException</text:span>. Ajouter ici un <text:span text:style-name="T15">try-catch</text:span> pour capturer cette exception et journaliser (loguer) ce code de monnaie. La conversion dans les autres monnaies doit se poursuivre après</text:p>
            </text:list-item>
          </text:list>
        </text:list-item>
        <text:list-item>
          <text:p text:style-name="P24">Déployer l'application et la tester sur votre navigateur</text:p>
        </text:list-item>
      </text:list>
      <text:p text:style-name="P12"/>
      <text:p text:style-name="P14">Exercice 3.</text:p>
      <text:list xml:id="list7499117239162140124" text:style-name="L4">
        <text:list-item>
          <text:p text:style-name="P25">Copier l'application (ses 3 projets) comme précédemment</text:p>
        </text:list-item>
        <text:list-item>
          <text:p text:style-name="P25">Publier le bean session comme service Web SOAP :</text:p>
          <text:list>
            <text:list-item>
              <text:p text:style-name="P25">Tout d'abord, rendre le bean session Stateless et remettre les attributs de la classe comme variables locales dans les deux méthodes de conversion </text:p>
            </text:list-item>
            <text:list-item>
              <text:p text:style-name="P25">Annoter la classe du bean par <text:span text:style-name="T15">@WebService</text:span> (une annotation se trouvant dans <text:s/><text:span text:style-name="T15">javax.jws</text:span>)</text:p>
            </text:list-item>
            <text:list-item>
              <text:p text:style-name="P25">Annoter les méthodes du bean par <text:span text:style-name="T15">@WebMethod</text:span> (<text:span text:style-name="T15">javax.jws.WebMethod</text:span>)</text:p>
            </text:list-item>
            <text:list-item>
              <text:p text:style-name="P25">Ne pas utiliser des interfaces Java comme types des paramètres ou comme types de retour des méthodes publiées comme opérations du service Web. Dans le code que j'ai donné dans le TP précédent, j'ai indiqué comme type de retour <text:span text:style-name="T22">pour l’une des méthodes :</text:span> Map&lt;Monnaie,Double&gt;. Remplacer Map par HashMap ou tout autre type concret (classe) compatible avec Map et ayant un constructeur sans paramètres, qui sera invoqué par le serveur d'application</text:p>
            </text:list-item>
          </text:list>
        </text:list-item>
        <text:list-item>
          <text:p text:style-name="P25">Il existe une autre méthode (plus automatisée) pour publier le bean session comme service Web (si vous avez fait l'étape d'avant, passez alors cette étape) : </text:p>
          <text:list>
            <text:list-item>
              <text:p text:style-name="P25">Cliquer avec le bouton droit de la souris sur le projet du composant EJB et choisir New &gt; Web Service...</text:p>
            </text:list-item>
            <text:list-item>
              <text:p text:style-name="P25">Donner un nom à votre service : ConverterWS</text:p>
            </text:list-item>
            <text:list-item>
              <text:p text:style-name="P25"><text:soft-page-break/>Choisir « Create Web Service from Existing Session Bean », puis cliquer sur « Browse »</text:p>
            </text:list-item>
            <text:list-item>
              <text:p text:style-name="P25">Choisir le bean session se trouvant dans le même projet (ConverterBean)</text:p>
            </text:list-item>
            <text:list-item>
              <text:p text:style-name="P25">Lui donner un nom de package : le même que celui du bean session (convert)</text:p>
            </text:list-item>
            <text:list-item>
              <text:p text:style-name="P25">Cliquer sur Finish</text:p>
            </text:list-item>
            <text:list-item>
              <text:p text:style-name="P25">NetBeans va créer une classe ayant le nom du service et comportant des méthodes correspondant aux méthodes du bean. Il les a décoré avec les annotations nécessaires (<text:span text:style-name="T15">@WebService</text:span>, <text:span text:style-name="T15">@WebMethod</text:span>, ...) et y a inclut les délégations qu'il faut</text:p>
            </text:list-item>
          </text:list>
        </text:list-item>
        <text:list-item>
          <text:p text:style-name="P25">Déployer le service Web dans GlassFish :</text:p>
          <text:list>
            <text:list-item>
              <text:p text:style-name="P25">Cliquer avec le bouton droit de la souris sur le projet du composant EJB de l'application (menu à gauche de NetBeans, qui affiche les projets ouverts) et choisir Deploy</text:p>
            </text:list-item>
          </text:list>
        </text:list-item>
      </text:list>
      <text:list xml:id="list4047469046145714647" text:style-name="L5">
        <text:list-item>
          <text:p text:style-name="P26">Tester l'exécution du service Web depuis votre machine :</text:p>
          <text:list>
            <text:list-item>
              <text:p text:style-name="P26">Ouvrir sur NetBeans le répertoire « Web Services » du projet du composant EJB. Vous aller apercevoir le service Web (ConverterBean)</text:p>
            </text:list-item>
            <text:list-item>
              <text:p text:style-name="P26">Cliquer avec le bouton droit sur l'icône du service et choisir « Test Web Service »</text:p>
            </text:list-item>
            <text:list-item>
              <text:p text:style-name="P26">Une fenêtre du navigateur va s'ouvrir affichant les opérations du service et des champs pour éditer les arguments nécessaires à l'invocation de ces opérations.</text:p>
            </text:list-item>
            <text:list-item>
              <text:p text:style-name="P26">Remplir les champs de l'une des opérations et cliquer sur le bouton à côté, pour invoquer l'opération</text:p>
            </text:list-item>
            <text:list-item>
              <text:p text:style-name="P26">Visualiser le document WSDL qui a été généré pour votre service. Le lien est fourni sur la page Web de test du service</text:p>
            </text:list-item>
          </text:list>
        </text:list-item>
      </text:list>
      <text:p text:style-name="P13"/>
      <text:p text:style-name="P13"/>
      <text:p text:style-name="P13"/>
      <text:p text:style-name="P13">Chouki Tibermac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egu" svg:font-family="-Regu"/>
    <style:font-face style:name="Neo-Symbol" svg:font-family="Neo-Symbol"/>
    <style:font-face style:name="StarSymbol" svg:font-family="StarSymbol"/>
    <style:font-face style:name="Tahoma1" svg:font-family="Tahoma"/>
    <style:font-face style:name="ArialMT" svg:font-family="ArialMT" style:font-family-generic="swiss"/>
    <style:font-face style:name="Helvetica" svg:font-family="Helvetica" style:font-family-generic="swiss"/>
    <style:font-face style:name="NimbusSansL-Regu" svg:font-family="NimbusSansL-Regu"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1"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size-asian="12pt" style:font-name-complex="Tahoma1" style:font-family-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Linux_X86_64 LibreOffice_project/20m0$Build-1</meta:generator>
    <meta:creation-date>2008-10-13T16:35:31</meta:creation-date>
    <dc:date>2017-10-17T20:34:38.517241601</dc:date>
    <dc:language>fr-FR</dc:language>
    <meta:editing-cycles>156</meta:editing-cycles>
    <meta:editing-duration>P3DT7H53S</meta:editing-duration>
    <meta:document-statistic meta:table-count="0" meta:image-count="0" meta:object-count="0" meta:page-count="4" meta:paragraph-count="111" meta:word-count="1409" meta:character-count="8861" meta:non-whitespace-character-count="7627"/>
    <meta:user-defined meta:name="Info 1"/>
    <meta:user-defined meta:name="Info 2"/>
    <meta:user-defined meta:name="Info 3"/>
    <meta:user-defined meta:name="Info 4"/>
  </office:meta>
</office:document-meta>
</file>